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text-properties officeooo:rsid="001a5db7" officeooo:paragraph-rsid="001a5d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sa.Mesh=[15,15,15] <text:s text:c="22"/>// k-space mesh,1x3/1x2/1x1</text:p>
      <text:p text:style-name="P1">dsa.Interval=[0.1] <text:s text:c="18"/>// energy interval, 1x1, real</text:p>
      <text:p text:style-name="P1">dsa.Draw=['on'] <text:s text:c="18"/>// whether draw DOS, 'on' or 'off'</text:p>
      <text:p text:style-name="P1">dsa.Shift=['on'] <text:s text:c="17"/>// whether shift Ef=0 in plot, 'on' or 'off'</text:p>
      <text:p text:style-name="P1"/>
      <text:p text:style-name="P1">============= PiLib Variable =============</text:p>
      <text:p text:style-name="P1">dsa.E_dsa, @full, [E_point,E_DOS]</text:p>
      <text:p text:style-name="P1">ORDER= <text:s text:c="3"/>0, SIZE=[ <text:s/>165, <text:s text:c="3"/>2], TYPE=REAL</text:p>
      <text:p text:style-name="P1"/>
      <text:p text:style-name="P1"><text:s text:c="11"/>1 <text:s text:c="10"/>2</text:p>
      <text:p text:style-name="P1"/>
      <text:p text:style-name="P1"><text:s text:c="3"/>-9.956141 <text:s text:c="3"/>0.000000</text:p>
      <text:p text:style-name="P1"><text:s text:c="3"/>-9.856141 <text:s text:c="3"/>0.032569</text:p>
      <text:p text:style-name="P1"><text:s text:c="3"/>-9.756141 <text:s text:c="3"/>0.048251</text:p>
      <text:p text:style-name="P1"><text:s text:c="3"/>-9.656141 <text:s text:c="3"/>0.067551</text:p>
      <text:p text:style-name="P1"><text:s text:c="3"/>-9.556141 <text:s text:c="3"/>0.101327</text:p>
      <text:p text:style-name="P1"><text:s text:c="3"/>-9.456141 <text:s text:c="3"/>0.125452</text:p>
      <text:p text:style-name="P1"><text:s text:c="3"/>-9.356141 <text:s text:c="3"/>0.173703</text:p>
      <text:p text:style-name="P1"><text:s text:c="3"/>-9.256141 <text:s text:c="3"/>0.270205</text:p>
      <text:p text:style-name="P1"><text:s text:c="3"/>-9.156141 <text:s text:c="3"/>0.342581</text:p>
      <text:p text:style-name="P1"><text:s text:c="3"/>-9.056141 <text:s text:c="3"/>0.299156</text:p>
      <text:p text:style-name="P1"><text:s text:c="3"/>-8.956141 <text:s text:c="3"/>0.332931</text:p>
      <text:p text:style-name="P1"><text:s text:c="3"/>-8.856141 <text:s text:c="3"/>0.373945</text:p>
      <text:p text:style-name="P1"><text:s text:c="3"/>-8.756141 <text:s text:c="3"/>0.451146</text:p>
      <text:p text:style-name="P1"><text:s text:c="3"/>-8.656141 <text:s text:c="3"/>0.388420</text:p>
      <text:p text:style-name="P1"><text:s text:c="3"/>-8.556141 <text:s text:c="3"/>0.290712</text:p>
      <text:p text:style-name="P1"><text:s text:c="3"/>-8.456141 <text:s text:c="3"/>0.217129</text:p>
      <text:p text:style-name="P1"><text:s text:c="3"/>-8.356141 <text:s text:c="3"/>0.153197</text:p>
      <text:p text:style-name="P1"><text:s text:c="3"/>-8.256141 <text:s text:c="3"/>0.162847</text:p>
      <text:p text:style-name="P1"><text:s text:c="3"/>-8.156141 <text:s text:c="3"/>0.527141</text:p>
      <text:p text:style-name="P1"><text:s text:c="3"/>-8.056141 <text:s text:c="3"/>1.000000</text:p>
      <text:p text:style-name="P1"><text:s text:c="3"/>-7.956141 <text:s text:c="3"/>0.747286</text:p>
      <text:p text:style-name="P1"><text:s text:c="3"/>-7.856141 <text:s text:c="3"/>0.000000</text:p>
      <text:p text:style-name="P1"><text:s text:c="3"/>-7.756141 <text:s text:c="3"/>0.000000</text:p>
      <text:p text:style-name="P1"><text:s text:c="3"/>-7.656141 <text:s text:c="3"/>0.000000</text:p>
      <text:p text:style-name="P1"><text:s text:c="3"/>-7.556141 <text:s text:c="3"/>0.000000</text:p>
      <text:p text:style-name="P1"><text:s text:c="3"/>-7.456141 <text:s text:c="3"/>0.000000</text:p>
      <text:p text:style-name="P1"><text:s text:c="3"/>-7.356141 <text:s text:c="3"/>0.000000</text:p>
      <text:p text:style-name="P1"><text:s text:c="3"/>-7.256141 <text:s text:c="3"/>0.000000</text:p>
      <text:p text:style-name="P1"><text:s text:c="3"/>-7.156141 <text:s text:c="3"/>0.000000</text:p>
      <text:p text:style-name="P1"><text:s text:c="3"/>-7.056141 <text:s text:c="3"/>0.000000</text:p>
      <text:p text:style-name="P1"><text:s text:c="3"/>-6.956141 <text:s text:c="3"/>0.000000</text:p>
      <text:p text:style-name="P1"><text:s text:c="3"/>-6.856141 <text:s text:c="3"/>0.000000</text:p>
      <text:p text:style-name="P1"><text:s text:c="3"/>-6.756141 <text:s text:c="3"/>0.000000</text:p>
      <text:p text:style-name="P1"><text:s text:c="3"/>-6.656141 <text:s text:c="3"/>0.000000</text:p>
      <text:p text:style-name="P1"><text:s text:c="3"/>-6.556141 <text:s text:c="3"/>0.000000</text:p>
      <text:p text:style-name="P1"><text:s text:c="3"/>-6.456141 <text:s text:c="3"/>0.000000</text:p>
      <text:p text:style-name="P1"><text:s text:c="3"/>-6.356141 <text:s text:c="3"/>0.000000</text:p>
      <text:p text:style-name="P1"><text:s text:c="3"/>-6.256141 <text:s text:c="3"/>0.000000</text:p>
      <text:p text:style-name="P1"><text:s text:c="3"/>-6.156141 <text:s text:c="3"/>0.000000</text:p>
      <text:p text:style-name="P1"><text:s text:c="3"/>-6.056141 <text:s text:c="3"/>0.000000</text:p>
      <text:p text:style-name="P1"><text:s text:c="3"/>-5.956141 <text:s text:c="3"/>0.000000</text:p>
      <text:p text:style-name="P1"><text:s text:c="3"/>-5.856141 <text:s text:c="3"/>0.000000</text:p>
      <text:p text:style-name="P1"><text:s text:c="3"/>-5.756141 <text:s text:c="3"/>0.000000</text:p>
      <text:p text:style-name="P1"><text:s text:c="3"/>-5.656141 <text:s text:c="3"/>0.000000</text:p>
      <text:p text:style-name="P1"><text:s text:c="3"/>-5.556141 <text:s text:c="3"/>0.028951</text:p>
      <text:p text:style-name="P1"><text:s text:c="3"/>-5.456141 <text:s text:c="3"/>0.04825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in" fo:page-height="11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8T19:40:26.232000000</meta:creation-date>
    <dc:date>2014-09-28T21:33:52.949000000</dc:date>
    <meta:editing-duration>PT1H38M16S</meta:editing-duration>
    <meta:editing-cycles>1</meta:editing-cycles>
    <meta:document-statistic meta:table-count="0" meta:image-count="0" meta:object-count="0" meta:page-count="1" meta:paragraph-count="54" meta:word-count="135" meta:character-count="1526" meta:non-whitespace-character-count="1066"/>
    <meta:generator>LibreOffice/4.1.5.3$Windows_x86 LibreOffice_project/1c1366bba2ba2b554cd2ca4d87c06da81c05d24</meta:generator>
  </office:meta>
</office:document-meta>
</file>